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Normal" style:family="paragraph">
      <style:paragraph-properties fo:break-before="page"/>
      <style:text-properties fo:font-weight="bold" style:font-weight-asian="bold" fo:font-size="11pt" style:font-size-asian="11pt" style:font-size-complex="11pt" fo:hyphenate="true"/>
    </style:style>
    <style:style style:name="P14" style:parent-style-name="Standard" style:family="paragraph">
      <style:text-properties fo:font-weight="bold" style:font-weight-asian="bold" fo:font-size="11pt" style:font-size-asian="11pt" style:font-size-complex="11pt"/>
    </style:style>
    <style:style style:name="P15" style:parent-style-name="Standard" style:family="paragraph">
      <style:text-properties fo:font-weight="bold" style:font-weight-asian="bold" fo:font-size="11pt" style:font-size-asian="11pt" style:font-size-complex="11pt"/>
    </style:style>
    <style:style style:name="P16" style:parent-style-name="Standard" style:family="paragraph">
      <style:text-properties fo:font-weight="bold" style:font-weight-asian="bold" fo:font-size="11pt" style:font-size-asian="11pt" style:font-size-complex="11pt"/>
    </style:style>
    <style:style style:name="P17" style:parent-style-name="Standard" style:family="paragraph">
      <style:text-properties fo:font-size="11pt" style:font-size-asian="11pt" style:font-size-complex="11pt"/>
    </style:style>
    <style:style style:name="P18" style:parent-style-name="Standard" style:family="paragraph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P20" style:parent-style-name="Standard" style:family="paragraph">
      <style:text-properties fo:font-size="11pt" style:font-size-asian="11pt" style:font-size-complex="11pt"/>
    </style:style>
    <style:style style:name="P21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22" style:parent-style-name="Standard" style:family="paragraph">
      <style:paragraph-properties fo:text-indent="0.25in"/>
      <style:text-properties fo:font-size="11pt" style:font-size-asian="11pt" style:font-size-complex="11pt"/>
    </style:style>
    <style:style style:name="P23" style:parent-style-name="Standard" style:family="paragraph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P25" style:parent-style-name="Standard" style:family="paragraph">
      <style:text-properties fo:font-size="11pt" style:font-size-asian="11pt" style:font-size-complex="11pt"/>
    </style:style>
    <style:style style:name="P26" style:parent-style-name="Standard" style:list-style-name="WWNum9" style:family="paragraph"/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 fo:background-color="#FFFF00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 fo:background-color="#FFFF00"/>
    </style:style>
    <style:style style:name="T31" style:parent-style-name="DefaultParagraphFont" style:family="text">
      <style:text-properties fo:font-size="11pt" style:font-size-asian="11pt" style:font-size-complex="11pt" fo:background-color="#FFFF00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 fo:background-color="#FFFF00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 fo:background-color="#FFFF00"/>
    </style:style>
    <style:style style:name="T36" style:parent-style-name="DefaultParagraphFont" style:family="text">
      <style:text-properties fo:font-size="11pt" style:font-size-asian="11pt" style:font-size-complex="11pt" fo:background-color="#FFFF00"/>
    </style:style>
    <style:style style:name="T37" style:parent-style-name="DefaultParagraphFont" style:family="text">
      <style:text-properties fo:font-size="11pt" style:font-size-asian="11pt" style:font-size-complex="11pt" fo:background-color="#FFFF00"/>
    </style:style>
    <style:style style:name="P38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39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40" style:parent-style-name="Standard" style:list-style-name="WWNum9" style:family="paragraph"/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 fo:background-color="#FFFF00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 fo:background-color="#FFFF00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 fo:background-color="#FFFF00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 fo:background-color="#FFFF00"/>
    </style:style>
    <style:style style:name="P50" style:parent-style-name="ListParagraph" style:family="paragraph">
      <style:text-properties fo:font-size="11pt" style:font-size-asian="11pt" style:font-size-complex="11pt"/>
    </style:style>
    <style:style style:name="P51" style:parent-style-name="ListParagraph" style:family="paragraph">
      <style:text-properties fo:font-size="11pt" style:font-size-asian="11pt" style:font-size-complex="11pt"/>
    </style:style>
    <style:style style:name="P52" style:parent-style-name="Standard" style:list-style-name="WWNum9" style:family="paragraph"/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 fo:background-color="#FFFF00"/>
    </style:style>
    <style:style style:name="P56" style:parent-style-name="ListParagraph" style:family="paragraph">
      <style:text-properties fo:font-size="11pt" style:font-size-asian="11pt" style:font-size-complex="11pt"/>
    </style:style>
    <style:style style:name="P57" style:parent-style-name="ListParagraph" style:family="paragraph">
      <style:text-properties fo:font-size="11pt" style:font-size-asian="11pt" style:font-size-complex="11pt"/>
    </style:style>
    <style:style style:name="P58" style:parent-style-name="Standard" style:list-style-name="WWNum9" style:family="paragraph"/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 fo:background-color="#FFFF00"/>
    </style:style>
    <style:style style:name="P61" style:parent-style-name="ListParagraph" style:family="paragraph">
      <style:text-properties fo:font-size="11pt" style:font-size-asian="11pt" style:font-size-complex="11pt"/>
    </style:style>
    <style:style style:name="P62" style:parent-style-name="ListParagraph" style:family="paragraph">
      <style:text-properties fo:font-size="11pt" style:font-size-asian="11pt" style:font-size-complex="11pt"/>
    </style:style>
    <style:style style:name="P63" style:parent-style-name="Standard" style:list-style-name="WWNum9" style:family="paragraph"/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 fo:background-color="#FFFF00"/>
    </style:style>
    <style:style style:name="P67" style:parent-style-name="Standard" style:family="paragraph">
      <style:text-properties fo:font-size="11pt" style:font-size-asian="11pt" style:font-size-complex="11pt"/>
    </style:style>
    <style:style style:name="P68" style:parent-style-name="Standard" style:family="paragraph">
      <style:text-properties fo:font-size="11pt" style:font-size-asian="11pt" style:font-size-complex="11pt"/>
    </style:style>
    <style:style style:name="P69" style:parent-style-name="Standard" style:list-style-name="WWNum9" style:family="paragraph">
      <style:text-properties fo:font-size="11pt" style:font-size-asian="11pt" style:font-size-complex="11pt"/>
    </style:style>
    <style:style style:name="P70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 fo:background-color="#FFFF00"/>
    </style:style>
    <style:style style:name="P71" style:parent-style-name="Standard" style:family="paragraph">
      <style:text-properties fo:font-size="11pt" style:font-size-asian="11pt" style:font-size-complex="11pt"/>
    </style:style>
    <style:style style:name="P72" style:parent-style-name="Standard" style:family="paragraph">
      <style:text-properties fo:font-size="11pt" style:font-size-asian="11pt" style:font-size-complex="11pt"/>
    </style:style>
    <style:style style:name="P73" style:parent-style-name="Standard" style:family="paragraph">
      <style:text-properties fo:font-size="11pt" style:font-size-asian="11pt" style:font-size-complex="11pt"/>
    </style:style>
    <style:style style:name="P74" style:parent-style-name="Standard" style:family="paragraph">
      <style:text-properties fo:font-size="11pt" style:font-size-asian="11pt" style:font-size-complex="11pt"/>
    </style:style>
    <style:style style:name="P75" style:parent-style-name="Standard" style:list-style-name="WWNum10" style:family="paragraph"/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 fo:background-color="#FFFF00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 fo:background-color="#FFFF00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 fo:background-color="#FFFF00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P85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86" style:parent-style-name="Standard" style:family="paragraph">
      <style:paragraph-properties fo:margin-left="0.5in">
        <style:tab-stops/>
      </style:paragraph-properties>
      <style:text-properties fo:font-size="11pt" style:font-size-asian="11pt" style:font-size-complex="11pt"/>
    </style:style>
    <style:style style:name="P87" style:parent-style-name="Standard" style:family="paragraph">
      <style:text-properties fo:font-size="11pt" style:font-size-asian="11pt" style:font-size-complex="11pt"/>
    </style:style>
    <style:style style:name="P88" style:parent-style-name="Standard" style:family="paragraph">
      <style:text-properties fo:font-size="11pt" style:font-size-asian="11pt" style:font-size-complex="11pt"/>
    </style:style>
    <style:style style:name="P89" style:parent-style-name="Standard" style:list-style-name="WWNum11" style:family="paragraph">
      <style:text-properties fo:font-size="11pt" style:font-size-asian="11pt" style:font-size-complex="11pt"/>
    </style:style>
    <style:style style:name="P90" style:parent-style-name="Standard" style:list-style-name="WWNum11" style:family="paragraph">
      <style:text-properties fo:font-size="11pt" style:font-size-asian="11pt" style:font-size-complex="11pt"/>
    </style:style>
    <style:style style:name="P91" style:parent-style-name="Standard" style:list-style-name="WWNum11" style:family="paragraph">
      <style:text-properties fo:font-size="11pt" style:font-size-asian="11pt" style:font-size-complex="11pt"/>
    </style:style>
    <style:style style:name="P92" style:parent-style-name="Standard" style:list-style-name="WWNum11" style:family="paragraph">
      <style:text-properties fo:font-size="11pt" style:font-size-asian="11pt" style:font-size-complex="11pt"/>
    </style:style>
    <style:style style:name="P93" style:parent-style-name="Standard" style:family="paragraph">
      <style:text-properties fo:font-size="11pt" style:font-size-asian="11pt" style:font-size-complex="11pt"/>
    </style:style>
    <style:style style:name="P94" style:parent-style-name="Standard" style:family="paragraph">
      <style:text-properties fo:font-size="11pt" style:font-size-asian="11pt" style:font-size-complex="11pt" fo:background-color="#FFFF00"/>
    </style:style>
    <style:style style:name="P95" style:parent-style-name="Standard" style:family="paragraph">
      <style:paragraph-properties fo:break-before="page"/>
      <style:text-properties fo:font-weight="bold" style:font-weight-asian="bold" fo:font-size="11pt" style:font-size-asian="11pt" style:font-size-complex="11pt"/>
    </style:style>
    <style:style style:name="P96" style:parent-style-name="Standard" style:family="paragraph">
      <style:text-properties fo:font-size="11pt" style:font-size-asian="11pt" style:font-size-complex="11pt"/>
    </style:style>
    <style:style style:name="P97" style:parent-style-name="Standard" style:family="paragraph">
      <style:text-properties fo:font-size="11pt" style:font-size-asian="11pt" style:font-size-complex="11pt"/>
    </style:style>
    <style:style style:name="P98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99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0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1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2" style:parent-style-name="Standard" style:family="paragraph">
      <style:paragraph-properties fo:margin-left="1in" fo:text-indent="-0.5in">
        <style:tab-stops/>
      </style:paragraph-properties>
      <style:text-properties fo:font-size="11pt" style:font-size-asian="11pt" style:font-size-complex="11pt"/>
    </style:style>
    <style:style style:name="P103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05" style:parent-style-name="Standard" style:list-style-name="WWNum5" style:family="paragraph">
      <style:text-properties fo:font-size="11pt" style:font-size-asian="11pt" style:font-size-complex="11pt"/>
    </style:style>
    <style:style style:name="P106" style:parent-style-name="Standard" style:list-style-name="WWNum5" style:family="paragraph">
      <style:text-properties fo:font-size="11pt" style:font-size-asian="11pt" style:font-size-complex="11pt"/>
    </style:style>
    <style:style style:name="P107" style:parent-style-name="Standard" style:list-style-name="WWNum5" style:family="paragraph">
      <style:text-properties fo:font-size="11pt" style:font-size-asian="11pt" style:font-size-complex="11pt"/>
    </style:style>
    <style:style style:name="P108" style:parent-style-name="Standard" style:family="paragraph">
      <style:paragraph-properties fo:margin-left="0.25in">
        <style:tab-stops/>
      </style:paragraph-properties>
      <style:text-properties fo:font-size="11pt" style:font-size-asian="11pt" style:font-size-complex="11pt"/>
    </style:style>
    <style:style style:name="P109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0" style:parent-style-name="Standard" style:list-style-name="WWNum4" style:family="paragraph">
      <style:text-properties fo:font-size="11pt" style:font-size-asian="11pt" style:font-size-complex="11pt"/>
    </style:style>
    <style:style style:name="P111" style:parent-style-name="Standard" style:list-style-name="WWNum4" style:family="paragraph">
      <style:text-properties fo:font-size="11pt" style:font-size-asian="11pt" style:font-size-complex="11pt"/>
    </style:style>
    <style:style style:name="P112" style:parent-style-name="Standard" style:list-style-name="WWNum4" style:family="paragraph">
      <style:text-properties fo:font-size="11pt" style:font-size-asian="11pt" style:font-size-complex="11pt"/>
    </style:style>
    <style:style style:name="P113" style:parent-style-name="Standard" style:family="paragraph">
      <style:text-properties fo:font-size="11pt" style:font-size-asian="11pt" style:font-size-complex="11pt"/>
    </style:style>
    <style:style style:name="P114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15" style:parent-style-name="Standard" style:list-style-name="WWNum3" style:family="paragraph">
      <style:text-properties fo:font-size="11pt" style:font-size-asian="11pt" style:font-size-complex="11pt"/>
    </style:style>
    <style:style style:name="P116" style:parent-style-name="Standard" style:list-style-name="WWNum3" style:family="paragraph">
      <style:text-properties fo:font-size="11pt" style:font-size-asian="11pt" style:font-size-complex="11pt"/>
    </style:style>
    <style:style style:name="P117" style:parent-style-name="Standard" style:list-style-name="WWNum3" style:family="paragraph">
      <style:text-properties fo:font-size="11pt" style:font-size-asian="11pt" style:font-size-complex="11pt"/>
    </style:style>
    <style:style style:name="P118" style:parent-style-name="Standard" style:list-style-name="WWNum3" style:family="paragraph">
      <style:text-properties fo:font-size="11pt" style:font-size-asian="11pt" style:font-size-complex="11pt"/>
    </style:style>
    <style:style style:name="P119" style:parent-style-name="Standard" style:list-style-name="WWNum3" style:family="paragraph">
      <style:text-properties fo:font-size="11pt" style:font-size-asian="11pt" style:font-size-complex="11pt"/>
    </style:style>
    <style:style style:name="P120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2" style:parent-style-name="Standard" style:list-style-name="WWNum2" style:family="paragraph">
      <style:text-properties fo:font-size="11pt" style:font-size-asian="11pt" style:font-size-complex="11pt"/>
    </style:style>
    <style:style style:name="P123" style:parent-style-name="Standard" style:list-style-name="WWNum2" style:family="paragraph">
      <style:text-properties fo:font-size="11pt" style:font-size-asian="11pt" style:font-size-complex="11pt"/>
    </style:style>
    <style:style style:name="P124" style:parent-style-name="Standard" style:list-style-name="WWNum2" style:family="paragraph">
      <style:text-properties fo:font-size="11pt" style:font-size-asian="11pt" style:font-size-complex="11pt"/>
    </style:style>
    <style:style style:name="P125" style:parent-style-name="Standard" style:list-style-name="WWNum2" style:family="paragraph">
      <style:text-properties fo:font-size="11pt" style:font-size-asian="11pt" style:font-size-complex="11pt"/>
    </style:style>
    <style:style style:name="P126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7" style:parent-style-name="Standard" style:family="paragraph">
      <style:paragraph-properties fo:margin-left="0.5in" fo:text-indent="-0.5in">
        <style:tab-stops/>
      </style:paragraph-properties>
      <style:text-properties fo:font-size="11pt" style:font-size-asian="11pt" style:font-size-complex="11pt"/>
    </style:style>
    <style:style style:name="P128" style:parent-style-name="Standard" style:list-style-name="WWNum1" style:family="paragraph">
      <style:text-properties fo:font-size="11pt" style:font-size-asian="11pt" style:font-size-complex="11pt"/>
    </style:style>
    <style:style style:name="P129" style:parent-style-name="Standard" style:list-style-name="WWNum1" style:family="paragraph">
      <style:text-properties fo:font-size="11pt" style:font-size-asian="11pt" style:font-size-complex="11pt"/>
    </style:style>
    <style:style style:name="P130" style:parent-style-name="Standard" style:list-style-name="WWNum1" style:family="paragraph">
      <style:text-properties fo:font-size="11pt" style:font-size-asian="11pt" style:font-size-complex="11pt"/>
    </style:style>
    <style:style style:name="P131" style:parent-style-name="Standard" style:family="paragraph">
      <style:text-properties fo:font-size="11pt" style:font-size-asian="11pt" style:font-size-complex="11pt"/>
    </style:style>
    <style:style style:name="P132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>Jeffrey Martin</text:p>
      <text:p text:style-name="P9"/>
      <text:p text:style-name="P10">ENG 127 Technical Writing</text:p>
      <text:p text:style-name="P11"/>
      <text:p text:style-name="P12">10604 Tue, Thu 2:00pm</text:p>
      <text:p text:style-name="P13"/>
      <text:p text:style-name="P14"/>
      <text:p text:style-name="P15"/>
      <text:p text:style-name="P16">Email</text:p>
      <text:p text:style-name="P17"/>
      <text:p text:style-name="P18">Sometimes requests inside a company can be easily done through email. <text:s/>One of the most common requests is for money or support. <text:s/>For example, if the company you work for has a<text:s/>tuition reimbursement program, you might write the person in charge of this program about the class you are currently taking. <text:s/>Or if you company does not have this program, you might write the benefits coordinator or your direct boss asking for support for<text:s/>the class you are now taking.</text:p>
      <text:p text:style-name="P19"/>
      <text:p text:style-name="P20">Samples</text:p>
      <text:p text:style-name="P21">1.5 A persuasive document</text:p>
      <text:p text:style-name="P22">18.1 A workplace email</text:p>
      <text:p text:style-name="P23"/>
      <text:p text:style-name="P24">Before writing the email, answer the following questions.</text:p>
      <text:p text:style-name="P25"/>
      <text:list text:style-name="WWNum9">
        <text:list-item text:start-value="1">
          <text:p text:style-name="P26"><text:span text:style-name="T27">To whom are you writing, i.e. the names in the TO box?<text:s/></text:span><text:span text:style-name="T28">James Franklin</text:span><text:span text:style-name="T29"><text:s/>What are their positions?<text:s/></text:span><text:span text:style-name="T30">The head of</text:span><text:span text:style-name="T31"><text:s/>the H.R. Department.</text:span><text:span text:style-name="T32"><text:s/>What are their relationships to you?<text:s/></text:span><text:span text:style-name="T33">He hired me.</text:span><text:span text:style-name="T34"><text:s/>What are their relationships to this situation?<text:s/></text:span><text:span text:style-name="T35">He is the one who approves the work<text:s/></text:span><text:span text:style-name="T36">study grants</text:span><text:span text:style-name="T37">.</text:span></text:p>
        </text:list-item>
      </text:list>
      <text:p text:style-name="P38"/>
      <text:p text:style-name="P39"/>
      <text:list text:style-name="WWNum9" text:continue-numbering="true">
        <text:list-item>
          <text:p text:style-name="P40"><text:span text:style-name="T41">Other than the person named in question 1, who else might receive this email, i.e.<text:s/></text:span><text:span text:style-name="T42">the names in the CC or BC box? <text:s/></text:span><text:span text:style-name="T43">Mark Lee<text:s/></text:span><text:span text:style-name="T44">What are their position?<text:s/></text:span><text:span text:style-name="T45">Head of the I.T. Department.</text:span><text:span text:style-name="T46"><text:s text:c="2"/>What are their relationships to you?<text:s/></text:span><text:span text:style-name="T47">Direct supervisor</text:span><text:span text:style-name="T48"><text:s/>What are their relationships to the situation?<text:s/></text:span><text:span text:style-name="T49">Needs to be informed who is in the work study program.</text:span></text:p>
        </text:list-item>
      </text:list>
      <text:p text:style-name="P50"/>
      <text:p text:style-name="P51"/>
      <text:list text:style-name="WWNum9" text:continue-numbering="true">
        <text:list-item>
          <text:p text:style-name="P52"><text:span text:style-name="T53">W</text:span><text:span text:style-name="T54">hat is the major claim that you want to make in the introduction?<text:s/></text:span><text:span text:style-name="T55">That I am eligible for the tuition reimbursement.</text:span></text:p>
        </text:list-item>
      </text:list>
      <text:p text:style-name="P56"/>
      <text:p text:style-name="P57"/>
      <text:list text:style-name="WWNum9" text:continue-numbering="true">
        <text:list-item>
          <text:p text:style-name="P58"><text:span text:style-name="T59">What reasons can you give to support this claim in the body paragraphs?<text:s/></text:span><text:span text:style-name="T60">That my area of study qualifies for the program.</text:span></text:p>
        </text:list-item>
      </text:list>
      <text:p text:style-name="P61"/>
      <text:p text:style-name="P62"/>
      <text:list text:style-name="WWNum9" text:continue-numbering="true">
        <text:list-item>
          <text:p text:style-name="P63"><text:span text:style-name="T64">What call to<text:s/></text:span><text:span text:style-name="T65">action can you conclude with?<text:s/></text:span><text:span text:style-name="T66">Response to me if the information I supplied was complete or if there is any more information they need to process the claim.</text:span></text:p>
        </text:list-item>
      </text:list>
      <text:p text:style-name="P67"/>
      <text:p text:style-name="P68"/>
      <text:list text:style-name="WWNum9" text:continue-numbering="true">
        <text:list-item>
          <text:p text:style-name="P69">Restate the main idea of the email in a few words for the subject line?</text:p>
        </text:list-item>
      </text:list>
      <text:p text:style-name="P70">Request for College tuition reimbursement</text:p>
      <text:p text:style-name="P71"/>
      <text:p text:style-name="P72"/>
      <text:p text:style-name="P73">After writing the email, answer the following questions.</text:p>
      <text:p text:style-name="P74"/>
      <text:list text:style-name="WWNum10">
        <text:list-item text:start-value="1">
          <text:p text:style-name="P75"><text:span text:style-name="T76">What audience connection did you use? (power/compliance, relationship/identification, or rational/internalization)<text:s/></text:span><text:span text:style-name="T77">Rational</text:span><text:span text:style-name="T78"><text:s/>Why? <text:s/></text:span><text:span text:style-name="T79">I am trying to persuade them to approve me for the tuition reimbursement program.</text:span><text:span text:style-name="T80"><text:s/></text:span><text:span text:style-name="T81">What do you anticipate will be the reaction to this email?</text:span><text:span text:style-name="T82"><text:s/></text:span><text:span text:style-name="T83">Approval for the program or a request for more additional information</text:span><text:span text:style-name="T84">.<text:s/></text:span></text:p>
        </text:list-item>
      </text:list>
      <text:p text:style-name="P85"/>
      <text:p text:style-name="P86"/>
      <text:p text:style-name="P87"/>
      <text:p text:style-name="P88">Hand-in</text:p>
      <text:list text:style-name="WWNum11">
        <text:list-item text:start-value="1">
          <text:p text:style-name="P89">Answers to planning and response questions.</text:p>
        </text:list-item>
        <text:list-item>
          <text:p text:style-name="P90">Final draft of the email</text:p>
        </text:list-item>
        <text:list-item>
          <text:p text:style-name="P91">Email template</text:p>
        </text:list-item>
        <text:list-item>
          <text:p text:style-name="P92">Scoring sheet</text:p>
        </text:list-item>
      </text:list>
      <text:p text:style-name="P93"/>
      <text:p text:style-name="P94"/>
      <text:soft-page-break/>
      <text:p text:style-name="P95">Email</text:p>
      <text:p text:style-name="P96"/>
      <text:p text:style-name="P97">Evaluation</text:p>
      <text:p text:style-name="P98">4 <text:s text:c="3"/>requirements are met, and the work is ready to use as is</text:p>
      <text:p text:style-name="P99">3 <text:s text:c="3"/>requirements are met; the work is usable, but could be<text:s/>improved</text:p>
      <text:p text:style-name="P100">2 <text:s text:c="3"/>most requirements are met, and the work has the potential to be used after modification and/or revision <text:s/></text:p>
      <text:p text:style-name="P101">1 <text:s text:c="3"/>some requirements are met, but many modifications and/or much revision is needed to make this work usable</text:p>
      <text:p text:style-name="P102">0 <text:s text:c="3"/>requirements are not<text:s/>met</text:p>
      <text:p text:style-name="P103"/>
      <text:p text:style-name="P104">Unity</text:p>
      <text:list text:style-name="WWNum5">
        <text:list-item>
          <text:p text:style-name="P105">The purpose of the email is stated in the introduction.</text:p>
        </text:list-item>
        <text:list-item>
          <text:p text:style-name="P106">Email has a beginning, middle, and an end.</text:p>
        </text:list-item>
        <text:list-item>
          <text:p text:style-name="P107">Email is free from irrelevant detail.</text:p>
        </text:list-item>
      </text:list>
      <text:p text:style-name="P108"/>
      <text:p text:style-name="P109">Coherence</text:p>
      <text:list text:style-name="WWNum4">
        <text:list-item>
          <text:p text:style-name="P110">Email as a whole is organized logically.</text:p>
        </text:list-item>
        <text:list-item>
          <text:p text:style-name="P111">Email body is organized logically.</text:p>
        </text:list-item>
        <text:list-item>
          <text:p text:style-name="P112">Transitions stress the connection between ideas and the line of thinking.</text:p>
        </text:list-item>
      </text:list>
      <text:p text:style-name="P113"/>
      <text:p text:style-name="P114">Support</text:p>
      <text:list text:style-name="WWNum3">
        <text:list-item>
          <text:p text:style-name="P115">It is clear whether this is an inquiry email or in response to a company policy.</text:p>
        </text:list-item>
        <text:list-item>
          <text:p text:style-name="P116">Information is complete and accurate.</text:p>
        </text:list-item>
        <text:list-item>
          <text:p text:style-name="P117">Specific details support the main ideas.</text:p>
        </text:list-item>
        <text:list-item>
          <text:p text:style-name="P118">Unfamiliar terms are defined.</text:p>
        </text:list-item>
        <text:list-item>
          <text:p text:style-name="P119">Follow-is clearly stated with a reasonable timeline.</text:p>
        </text:list-item>
      </text:list>
      <text:p text:style-name="P120"/>
      <text:p text:style-name="P121">Style</text:p>
      <text:list text:style-name="WWNum2">
        <text:list-item>
          <text:p text:style-name="P122">Format is correct and complete</text:p>
        </text:list-item>
        <text:list-item>
          <text:p text:style-name="P123">Tone is appropriate for audience needs.</text:p>
        </text:list-item>
        <text:list-item>
          <text:p text:style-name="P124">Wording and phrasing are simple and direct.</text:p>
        </text:list-item>
        <text:list-item>
          <text:p text:style-name="P125">Terminology is used consistently.</text:p>
        </text:list-item>
      </text:list>
      <text:p text:style-name="P126"/>
      <text:p text:style-name="P127">Grammar and Sentence Structure</text:p>
      <text:list text:style-name="WWNum1">
        <text:list-item>
          <text:p text:style-name="P128">Conventional grammar, spelling, and punctuation are used.</text:p>
        </text:list-item>
        <text:list-item>
          <text:p text:style-name="P129">Sentences are varied and reflect the proper use of pronouns, modifiers, subject-verb agreement, and tenses.</text:p>
        </text:list-item>
        <text:list-item>
          <text:p text:style-name="P130">Run-on and fragmented sentences are eliminated.</text:p>
        </text:list-item>
      </text:list>
      <text:p text:style-name="P131"/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Times New Roman"/>
    </style:style>
    <style:style style:name="WW_CharLFO1LVL1" style:family="text">
      <style:text-properties style:font-name="Wingding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1" text:start-value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7LVL3" style:num-suffix="." style:num-format="i" text:display-levels="3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7LVL4" style:num-suffix=".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7LVL5" style:num-suffix="." style:num-format="a" style:num-letter-sync="true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7LVL6" style:num-suffix="." style:num-format="i" text:display-levels="6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7LVL7" style:num-suffix=".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7LVL8" style:num-suffix="." style:num-format="a" style:num-letter-sync="true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7LVL9" style:num-suffix="." style:num-format="i" text:display-levels="9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8" style:display-name="WWNum8">
      <text:list-level-style-number text:level="1" text:style-name="WW_CharLFO8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erview Questions</dc:title>
    <meta:initial-creator>KVCC</meta:initial-creator>
    <dc:creator>KVCC</dc:creator>
    <meta:creation-date>2016-09-13T18:54:00Z</meta:creation-date>
    <dc:date>2016-09-15T18:51:00Z</dc:date>
    <meta:print-date>2014-05-08T18:14:00Z</meta:print-date>
    <meta:template xlink:href="Normal.dotm" xlink:type="simple"/>
    <meta:editing-cycles>4</meta:editing-cycles>
    <meta:editing-duration>PT720S</meta:editing-duration>
    <meta:user-defined meta:name="AppVersion">16.0000</meta:user-defined>
    <meta:user-defined meta:name="Company">KV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49" meta:character-count="3677" meta:row-count="26" meta:non-whitespace-character-count="3135"/>
  </office:meta>
</office:document-meta>
</file>